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/>
    <style:style style:name="P2" style:family="paragraph" style:parent-style-name="Heading_20_2"/>
    <style:style style:name="P3" style:family="paragraph" style:parent-style-name="Heading_20_3"/>
    <style:style style:name="P4" style:family="paragraph" style:parent-style-name="Heading_20_3">
      <style:text-properties officeooo:paragraph-rsid="0008c0e7"/>
    </style:style>
    <style:style style:name="P5" style:family="paragraph" style:parent-style-name="Standard">
      <style:text-properties fo:language="fr" fo:country="B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08c0e7"/>
    </style:style>
    <style:style style:name="P8" style:family="paragraph" style:parent-style-name="Standard">
      <style:text-properties officeooo:rsid="0008c0e7" officeooo:paragraph-rsid="0008c0e7"/>
    </style:style>
    <style:style style:name="P9" style:family="paragraph" style:parent-style-name="Standard">
      <style:paragraph-properties fo:text-align="center" style:justify-single-word="false"/>
      <style:text-properties officeooo:rsid="0008cbbb" officeooo:paragraph-rsid="0008cbbb"/>
    </style:style>
    <style:style style:name="P10" style:family="paragraph" style:parent-style-name="Standard">
      <style:text-properties officeooo:rsid="0008fadb" officeooo:paragraph-rsid="0008fadb"/>
    </style:style>
    <style:style style:name="P11" style:family="paragraph" style:parent-style-name="Standard" style:list-style-name="L1">
      <style:text-properties officeooo:rsid="00098078" officeooo:paragraph-rsid="00098078"/>
    </style:style>
    <style:style style:name="P12" style:family="paragraph" style:parent-style-name="Standard" style:list-style-name="L1">
      <style:text-properties officeooo:rsid="000afde8" officeooo:paragraph-rsid="000afde8"/>
    </style:style>
    <style:style style:name="P13" style:family="paragraph" style:parent-style-name="Standard">
      <style:text-properties officeooo:rsid="000afde8" officeooo:paragraph-rsid="000afde8"/>
    </style:style>
    <style:style style:name="T1" style:family="text">
      <style:text-properties fo:language="fr" fo:country="BE"/>
    </style:style>
    <style:style style:name="T2" style:family="text">
      <style:text-properties fo:language="fr" fo:country="BE" fo:font-style="italic" style:font-style-asian="italic" style:font-style-complex="italic"/>
    </style:style>
    <style:style style:name="T3" style:family="text">
      <style:text-properties fo:language="fr" fo:country="BE" fo:font-style="italic" officeooo:rsid="0008c0e7" style:font-style-asian="italic" style:font-style-complex="italic"/>
    </style:style>
    <style:style style:name="T4" style:family="text">
      <style:text-properties fo:language="fr" fo:country="BE" officeooo:rsid="0008236d"/>
    </style:style>
    <style:style style:name="T5" style:family="text">
      <style:text-properties fo:language="fr" fo:country="BE" officeooo:rsid="0008236d" fo:background-color="#ffff00" loext:char-shading-value="0"/>
    </style:style>
    <style:style style:name="T6" style:family="text">
      <style:text-properties fo:language="fr" fo:country="BE" officeooo:rsid="0008c0e7"/>
    </style:style>
    <style:style style:name="T7" style:family="text">
      <style:text-properties fo:language="fr" fo:country="BE" fo:font-style="normal" style:font-style-asian="normal" style:font-style-complex="normal"/>
    </style:style>
    <style:style style:name="T8" style:family="text">
      <style:text-properties fo:language="fr" fo:country="BE" fo:font-style="normal" officeooo:rsid="0008c0e7" style:font-style-asian="normal" style:font-style-complex="normal"/>
    </style:style>
    <style:style style:name="T9" style:family="text">
      <style:text-properties fo:language="fr" fo:country="BE" fo:font-style="normal" officeooo:rsid="0008cbbb" style:font-style-asian="normal" style:font-style-complex="normal"/>
    </style:style>
    <style:style style:name="T10" style:family="text">
      <style:text-properties fo:language="fr" fo:country="BE" officeooo:rsid="0008cbbb"/>
    </style:style>
    <style:style style:name="T11" style:family="text">
      <style:text-properties fo:language="fr" fo:country="BE" officeooo:rsid="0008fadb"/>
    </style:style>
    <style:style style:name="T12" style:family="text">
      <style:text-properties fo:language="en" fo:country="U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98078" style:font-style-asian="normal" style:font-style-complex="normal"/>
    </style:style>
    <style:style style:name="T16" style:family="text">
      <style:text-properties fo:font-style="normal" officeooo:rsid="000afde8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artie Commune</text:span></text:h>
      <text:h text:style-name="Heading_20_2" text:outline-level="2"><text:span text:style-name="T1">Diagrammes de conception UML : Application Fournisseur</text:span></text:h>
      <text:h text:style-name="Heading_20_3" text:outline-level="3"><text:span text:style-name="T1">Use Case Diagrams</text:span></text:h>
      <text:p text:style-name="P7"><text:span text:style-name="T4">Cette partie de l’application web est réservée aux employés des compagnies de fourniture d’énergies, ici, appelés «</text:span><text:span text:style-name="T5"> Fournisseur</text:span><text:span text:style-name="T4"> ». </text:span><text:span text:style-name="T1">Les fonctionnalités de base demandées dans l’énoncé, </text:span><text:span text:style-name="T4">pour cette partie,</text:span><text:span text:style-name="T1"> étaient suffisamment claires </text:span><text:span text:style-name="T4">et complètes </text:span><text:span text:style-name="T1">pour couvrir les différents </text:span><text:span text:style-name="T4">aspects que doit pouvoir </text:span><text:span text:style-name="T10">offrir</text:span><text:span text:style-name="T4"> l’utilisation d’une application du type. </text:span><text:span text:style-name="T10">La création d’un compte ‘Fournisseur’ n’est pas permis, c</text:span><text:span text:style-name="T11">ar comme il existe peu de compagnies de fourniture d’énergies, nous avons décidé de les créer nous-mêmes. </text:span><text:span text:style-name="T4">Cependant, certains cas d’utilisation ont du être ajouté afin de mieux répondre aux besoins des employés des compagnies de fourniture d’énergies </text:span><text:span text:style-name="T6">(Ex : </text:span><text:span text:style-name="T3">General Overview</text:span><text:span text:style-name="T6">, </text:span><text:span text:style-name="T3">View Client</text:span><text:span text:style-name="T6">, </text:span><text:span text:style-name="T3">View Contract</text:span><text:span text:style-name="T8">, </text:span><text:span text:style-name="T3">Process Query</text:span><text:span text:style-name="T6">).</text:span></text:p>
      <text:p text:style-name="P8"><text:span text:style-name="T1">Pour le dernier cas d’utilisation, il faut comprendre par ‘</text:span><text:span text:style-name="T2">Process Query</text:span><text:span text:style-name="T7">’ que l’employé verra simplement la notification d’une demande qui lui a été faite mais qu’il devra traiter </text:span><text:span text:style-name="T9">la demande </text:span><text:span text:style-name="T7">manuellement. </text:span></text:p>
      <text:p text:style-name="P9"><text:span text:style-name="T7">[Insert UC_Supplier here]</text:span></text:p>
      <text:h text:style-name="P4" text:outline-level="3"><text:span text:style-name="T1">Interaction Overview Diagrams</text:span></text:h>
      <text:p text:style-name="P10">Connexion à l’application web fournisseur <text:s text:c="3"/>La connexion à cette partie de l’application ne <text:s/>se fait qu’à l’aide d’identifiants réservés aux fournisseur. Il s’agit d’identifiants différents de ceux des clients. Lorsque la connexion a été établie et l’identification approuvée, l’employé sera redirigé vers la page d’accueil (<text:span text:style-name="T13">cf.</text:span><text:span text:style-name="T14"> </text:span><text:span text:style-name="T13">‘General Overview’</text:span><text:span text:style-name="T14">)</text:span><text:span text:style-name="T15">. </text:span><text:span text:style-name="T16">L</text:span><text:span text:style-name="T15">’employé aura plusieurs choix possibles :</text:span></text:p>
      <text:list xml:id="list3916054248" text:style-name="L1">
        <text:list-item>
          <text:p text:style-name="P11">Afficher la liste de ses clients, actifs ou passés.</text:p>
        </text:list-item>
        <text:list-item>
          <text:p text:style-name="P11">Afficher la liste de ses contrats, en cours ou expirés.</text:p>
        </text:list-item>
        <text:list-item>
          <text:p text:style-name="P11">Afficher la liste des compteurs qu’ils utilisent pour distribuer leur énergie.</text:p>
        </text:list-item>
        <text:list-item>
          <text:p text:style-name="P12">Cliquer sur son image de profil en haut à droite de la fenêtre.</text:p>
        </text:list-item>
      </text:list>
      <text:p text:style-name="P13"/>
      <text:p text:style-name="P13">Afficher la liste des clients <text:s text:c="3"/>L’employé pourra accéder à une liste des </text:p>
      <text:h text:style-name="Heading_20_1" text:outline-level="1"><text:soft-page-break/><text:span text:style-name="T1">Diagrammes de conception UML : Application client</text:span></text:h>
      <text:h text:style-name="Heading_20_2" text:outline-level="2"><text:span text:style-name="T1">Use Case Diagram</text:span></text:h>
      <text:p text:style-name="Standard"><text:span text:style-name="T1">Pour la partie client, un seul </text:span><text:span text:style-name="T11">cas d’utilisation </text:span><text:span text:style-name="T1">a été ajouté car l’extension servant principalement à visionner des données statistiques, le client n’a pas </text:span><text:span text:style-name="T4">besoin d’effectuer d’autres actions.</text:span></text:p>
      <text:h text:style-name="Heading_20_2" text:outline-level="2"><text:span text:style-name="T1">Interaction Overview Diagram</text:span></text:h>
      <text:p text:style-name="P5"/>
      <text:h text:style-name="Heading_20_2" text:outline-level="2"><text:span text:style-name="T1">Class Diagram</text:span></text:h>
      <text:p text:style-name="P5"/>
      <text:h text:style-name="Heading_20_2" text:outline-level="2"><text:span text:style-name="T1">Sequence Diagram</text:span></text:h>
      <text:p text:style-name="P5"/>
      <text:h text:style-name="Heading_20_1" text:outline-level="1"><text:span text:style-name="T1">Diagram de conception UML : Application Fournisseur</text:span></text:h>
      <text:h text:style-name="Heading_20_2" text:outline-level="2"><text:span text:style-name="T12">Use Case Diagram</text:span></text:h>
      <text:p text:style-name="P5"/>
      <text:h text:style-name="Heading_20_2" text:outline-level="2"><text:span text:style-name="T12">Interaction Overview Diagram</text:span></text:h>
      <text:p text:style-name="P6"/>
      <text:h text:style-name="Heading_20_2" text:outline-level="2"><text:span text:style-name="T1">Class Diagram</text:span></text:h>
      <text:p text:style-name="P5"/>
      <text:h text:style-name="Heading_20_2" text:outline-level="2"><text:span text:style-name="T1">Sequence Diagram</text:span></text:h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2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letter-kerning="false" style:font-name-asian="Times New Roman1" style:font-size-asian="12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itre_20_7_20_C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itre_20_8_20_C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itre_20_9_20_C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lles</meta:initial-creator>
    <meta:editing-cycles>10</meta:editing-cycles>
    <meta:creation-date>2022-12-10T13:19:00</meta:creation-date>
    <dc:date>2022-12-14T10:12:29.653584823</dc:date>
    <meta:editing-duration>PT1H9M15S</meta:editing-duration>
    <meta:generator>LibreOffice/7.3.7.2$Linux_X86_64 LibreOffice_project/30$Build-2</meta:generator>
    <meta:document-statistic meta:table-count="0" meta:image-count="0" meta:object-count="0" meta:page-count="2" meta:paragraph-count="24" meta:word-count="342" meta:character-count="2266" meta:non-whitespace-character-count="1957"/>
    <meta:user-defined meta:name="AppVersion">16.0000</meta:user-defined>
    <meta:template xlink:type="simple" xlink:actuate="onRequest" xlink:title="Normal" xlink:href=""/>
  </office:meta>
</office:document-meta>
</file>